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Liberation Sans" fo:font-size="11pt" officeooo:rsid="00169c75" officeooo:paragraph-rsid="00169c75" style:font-size-asian="11pt" style:font-size-complex="11pt" loext:padding="0cm" loext:border="none"/>
    </style:style>
    <style:style style:name="P2" style:family="paragraph" style:parent-style-name="normal">
      <style:text-properties officeooo:rsid="0018b86a" officeooo:paragraph-rsid="0018b86a"/>
    </style:style>
    <style:style style:name="P3" style:family="paragraph" style:parent-style-name="Text_20_body">
      <style:text-properties officeooo:paragraph-rsid="00180f45"/>
    </style:style>
    <style:style style:name="P4" style:family="paragraph" style:parent-style-name="Text_20_body">
      <style:text-properties officeooo:rsid="001663d8" officeooo:paragraph-rsid="00180f45"/>
    </style:style>
    <style:style style:name="P5" style:family="paragraph" style:parent-style-name="Heading_20_1" style:master-page-name="Standard">
      <style:paragraph-properties style:page-number="1"/>
      <style:text-properties officeooo:rsid="0018b86a" officeooo:paragraph-rsid="0018b86a"/>
    </style:style>
    <style:style style:name="P6" style:family="paragraph" style:parent-style-name="normal">
      <style:text-properties officeooo:rsid="0018b86a" officeooo:paragraph-rsid="0018b86a"/>
    </style:style>
    <style:style style:name="P7" style:family="paragraph" style:parent-style-name="normal">
      <style:text-properties style:font-name="Liberation Sans" fo:font-size="11pt" fo:font-weight="bold" officeooo:rsid="00169c75" officeooo:paragraph-rsid="00169c75" fo:background-color="#c9211e" style:font-size-asian="11pt" style:font-weight-asian="bold" style:font-size-complex="11pt" style:font-weight-complex="bold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0000" loext:char-shading-value="0" style:font-weight-asian="bold" style:font-weight-complex="bold"/>
    </style:style>
    <style:style style:name="T3" style:family="text">
      <style:text-properties officeooo:rsid="00180f45"/>
    </style:style>
    <style:style style:name="T4" style:family="text">
      <style:text-properties fo:background-color="#ff0000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93de1"/>
    </style:style>
    <style:style style:name="T7" style:family="text">
      <style:text-properties officeooo:rsid="001db702"/>
    </style:style>
    <style:style style:name="T8" style:family="text">
      <style:text-properties officeooo:rsid="0021350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0cm" svg:y="0cm" svg:width="0.041cm" draw:z-index="0">
        <draw:text-box fo:min-height="0.041cm">
          <text:p text:style-name="Text_20_body"/>
        </draw:text-box>
      </draw:frame>
      <text:p text:style-name="P5">Lecture importante :</text:p>
      <text:p text:style-name="P2"/>
      <text:p text:style-name="P2">Ceci est un fichier qui devra être mis à jour régulièrement, il important de lire le fichier technique en entier avant de vous lancer dans le code.<text:line-break/>Le projet est sa version 1, après trois ans de projet. C’est long tout ça parce que certaines personnes n’ont pas prit le temps de lire cette documentation.</text:p>
      <text:p text:style-name="P2"/>
      <text:p text:style-name="P2"><text:span text:style-name="T1">Si vous êtes en LP</text:span>, bienvenue dans le projet, beaucoup de choses ont été aboutis, mais une meilleure version peut être produite, on vous laisse regarder la suite.</text:p>
      <text:p text:style-name="P2"><text:line-break/><text:span text:style-name="T2">Si vous êtes en L3</text:span><text:span text:style-name="T4">, merci de ne pas toucher à ce projet et de le rendre tel quel. </text:span><text:span text:style-name="T5">Nous avons eut les frais de votre incompétences une première fois nous aimerions éviter que vous détruisez un projet bien avancés et rattrapés par les LP.</text:span></text:p>
      <text:p text:style-name="P2"><text:line-break/><text:span text:style-name="T1">Si vous êtes en deuxième année de DUT</text:span>, renseignez vous, faites attention à votre code, on croit en vous, prenez contact avec Thibaud, qui saura vous aider.</text:p>
      <text:p text:style-name="P2"/>
      <text:p text:style-name="P2">Ce projet passe de main en main, pensez à documenter, et commentez vos lignes pour que les prochains ne soient pas perdu ! </text:p>
      <text:p text:style-name="P2"/>
      <text:p text:style-name="P2">Un gros nettoyage a été fait par le groupe LP Apprentis, merci de le respecter ! Une fois que vous avez finis avec une branche on la supprime, on ne fait pas de nouvelles choses sur la branche develop et master ! On créé toujours une nouvelle branche quand on modifie le code et on fait des pulls requests ! <text:line-break/><text:line-break/>Tuleap vous permet de suivre une méthode agile, ce qui est vraiment utile pour avoir une meilleure production ! </text:p>
      <text:p text:style-name="Heading_20_1">Ce que vous devez faire</text:p>
      <text:p text:style-name="P1"/>
      <text:p text:style-name="P7">- Bien lire les documentations <text:span text:style-name="T8">et surtout document technique avec le point des bonnes pratiques !</text:span></text:p>
      <text:p text:style-name="P1">- <text:span text:style-name="T6">Réfléchir avant d’agir</text:span></text:p>
      <text:p text:style-name="P1">- <text:span text:style-name="T6">Ne pas faire de commits sur develop et master !</text:span></text:p>
      <text:p text:style-name="P1">- <text:span text:style-name="T6">Utilisez docker.</text:span></text:p>
      <text:p text:style-name="Heading_20_1">GIT</text:p>
      <text:p text:style-name="P4">Les branches restantes ont un intérêt :</text:p>
      <text:p text:style-name="P3"><text:span text:style-name="T1">intégration</text:span> : Peut être des choses intéressantes il faudra que les prochains regardent. <text:span text:style-name="T1">modal-form</text:span> : Web component d'un modal d'ajout à améliorer, et possibilité d'intégration <text:span text:style-name="T1">users</text:span> : Système de roles et de permissions qui peuvent être <text:span text:style-name="T3">à</text:span> intéressante <text:span text:style-name="T7">et dont vous pouvez vous inspirer</text:span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31T12:26:25.251623216</dc:date>
    <meta:editing-duration>PT5H42M41S</meta:editing-duration>
    <meta:editing-cycles>13</meta:editing-cycles>
    <meta:generator>LibreOffice/6.3.5.2$Linux_X86_64 LibreOffice_project/30$Build-2</meta:generator>
    <meta:document-statistic meta:table-count="0" meta:image-count="0" meta:object-count="0" meta:page-count="1" meta:paragraph-count="15" meta:word-count="351" meta:character-count="1962" meta:non-whitespace-character-count="1620"/>
  </office:meta>
</office:document-meta>
</file>